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6cm" fo:min-width="2.44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6cm" fo:min-width="1.6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4cm" fo:min-width="4.2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6cm" fo:min-width="2.18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4cm" fo:min-width="4.98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4cm" fo:min-width="5.23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4cm" fo:min-width="6.506cm" fo:padding-top="0.178cm" fo:padding-bottom="0.178cm" fo:padding-left="0.303cm" fo:padding-right="0.30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15.646cm" fo:min-width="12.348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ffff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048cm" svg:height="1.016cm" svg:x="2.856cm" svg:y="0.762cm">
          <text:p text:style-name="P1">Left Camer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86cm" svg:height="1.016cm" svg:x="5.496cm" svg:y="2.794cm">
          <text:p text:style-name="P1">GSCAM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826cm" svg:height="1.27cm" svg:x="1.116cm" svg:y="7.62cm">
          <text:p text:style-name="P3"><text:span text:style-name="T1">left_camera_udp.py</text:span></text:p>
          <text:p text:style-name="P3"><text:span text:style-name="T1">(ROS N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.794cm" svg:height="1.016cm" svg:x="7.528cm" svg:y="0.762cm">
          <text:p text:style-name="P5">Right Camera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5.588cm" svg:height="1.27cm" svg:x="0.762cm" svg:y="5.08cm">
          <text:p text:style-name="P3"><text:span text:style-name="T1">Compressed Left Image</text:span></text:p>
          <text:p text:style-name="P3"><text:span text:style-name="T1">(ROS Topic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5.842cm" svg:height="1.27cm" svg:x="6.858cm" svg:y="5.08cm">
          <text:p text:style-name="P3"><text:span text:style-name="T1">Compressed Right Image</text:span></text:p>
          <text:p text:style-name="P3"><text:span text:style-name="T1">(ROS Topic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826cm" svg:height="1.27cm" svg:x="7.366cm" svg:y="7.62cm">
          <text:p text:style-name="P3"><text:span text:style-name="T1">right_camera_udp.py</text:span></text:p>
          <text:p text:style-name="P3"><text:span text:style-name="T1">(ROS Nod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4.826cm" svg:height="1.27cm" svg:x="15.802cm" svg:y="2.962cm">
          <text:p text:style-name="P3"><text:span text:style-name="T1">left_camera</text:span></text:p>
          <text:p text:style-name="P3"><text:span text:style-name="T1">(Unity 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4.826cm" svg:height="1.27cm" svg:x="21.79cm" svg:y="2.962cm">
          <text:p text:style-name="P3"><text:span text:style-name="T1">right_camera</text:span></text:p>
          <text:p text:style-name="P3"><text:span text:style-name="T1">(Unity 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4.826cm" svg:height="1.27cm" svg:x="18.796cm" svg:y="6.264cm">
          <text:p text:style-name="P3"><text:span text:style-name="T1">Oculus Rendering</text:span></text:p>
          <text:p text:style-name="P3"><text:span text:style-name="T1">(Unity Applica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826cm" svg:height="1.27cm" svg:x="18.796cm" svg:y="9.058cm">
          <text:p text:style-name="P3"><text:span text:style-name="T1">Oculus Orientation</text:span></text:p>
          <text:p text:style-name="P3"><text:span text:style-name="T1">(Unity Object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2" draw:id="id12" draw:layer="layout" svg:width="7.112cm" svg:height="1.27cm" svg:x="3.81cm" svg:y="11.06cm">
          <text:p text:style-name="P3"><text:span text:style-name="T1">oculus_move_head_udp.py</text:span></text:p>
          <text:p text:style-name="P3"><text:span text:style-name="T1">(ROS Node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5.842cm" svg:height="1.27cm" svg:x="4.418cm" svg:y="13.238cm">
          <text:p text:style-name="P3"><text:span text:style-name="T1">Robot’s motors</text:span></text:p>
          <text:p text:style-name="P3"><text:span text:style-name="T1">(ROS Serial Arduino)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8.925cm" svg:y1="1.778cm" svg:x2="7.782cm" svg:y2="3.302cm" draw:start-shape="id1" draw:start-glue-point="2" draw:end-shape="id2" draw:end-glue-point="1" svg:d="M8925 1778v1524h-1143" svg:viewBox="0 0 1144 1525">
          <text:p/>
        </draw:connector>
        <draw:connector draw:style-name="gr8" draw:text-style-name="P7" draw:layer="layout" svg:x1="4.38cm" svg:y1="1.778cm" svg:x2="5.496cm" svg:y2="3.302cm" draw:start-shape="id3" draw:start-glue-point="2" draw:end-shape="id2" draw:end-glue-point="3" svg:d="M4380 1778v1524h1116" svg:viewBox="0 0 1117 1525">
          <text:p/>
        </draw:connector>
        <draw:connector draw:style-name="gr8" draw:text-style-name="P7" draw:layer="layout" svg:x1="6.639cm" svg:y1="3.81cm" svg:x2="3.556cm" svg:y2="5.08cm" draw:start-shape="id2" draw:start-glue-point="2" draw:end-shape="id4" svg:d="M6639 3810v635h-3083v635" svg:viewBox="0 0 3084 1271">
          <text:p/>
        </draw:connector>
        <draw:connector draw:style-name="gr8" draw:text-style-name="P7" draw:layer="layout" svg:x1="6.639cm" svg:y1="3.81cm" svg:x2="9.779cm" svg:y2="5.08cm" draw:start-shape="id2" draw:start-glue-point="2" draw:end-shape="id5" svg:d="M6639 3810v635h3140v635" svg:viewBox="0 0 3141 1271">
          <text:p/>
        </draw:connector>
        <draw:connector draw:style-name="gr8" draw:text-style-name="P7" draw:layer="layout" svg:x1="3.556cm" svg:y1="6.35cm" svg:x2="3.529cm" svg:y2="7.62cm" draw:start-shape="id4" draw:start-glue-point="2" draw:end-shape="id6" draw:end-glue-point="0" svg:d="M3556 6350v635h-27v635" svg:viewBox="0 0 28 1271">
          <text:p/>
        </draw:connector>
        <draw:connector draw:style-name="gr8" draw:text-style-name="P7" draw:layer="layout" svg:x1="9.779cm" svg:y1="6.35cm" svg:x2="9.779cm" svg:y2="7.62cm" draw:start-shape="id5" draw:start-glue-point="2" draw:end-shape="id7" draw:end-glue-point="0" svg:d="M9779 6350v1270" svg:viewBox="0 0 1 1271">
          <text:p/>
        </draw:connector>
        <draw:connector draw:style-name="gr8" draw:text-style-name="P7" draw:layer="layout" draw:line-skew="-2.667cm" svg:x1="12.192cm" svg:y1="8.255cm" svg:x2="24.203cm" svg:y2="2.962cm" draw:start-shape="id7" draw:start-glue-point="1" draw:end-shape="id8" draw:end-glue-point="0" svg:d="M12192 8255h2132v-5846h9879v553" svg:viewBox="0 0 12012 5847">
          <text:p/>
        </draw:connector>
        <draw:connector draw:style-name="gr8" draw:text-style-name="P7" draw:layer="layout" draw:line-skew="0.209cm 3.76cm" svg:x1="3.529cm" svg:y1="8.89cm" svg:x2="15.802cm" svg:y2="3.597cm" draw:start-shape="id6" draw:start-glue-point="2" draw:end-shape="id9" draw:end-glue-point="3" svg:d="M3529 8890v762h11103v-6055h1170" svg:viewBox="0 0 12274 6056">
          <text:p/>
        </draw:connector>
        <draw:connector draw:style-name="gr8" draw:text-style-name="P7" draw:layer="layout" svg:x1="18.215cm" svg:y1="4.232cm" svg:x2="18.796cm" svg:y2="6.899cm" draw:start-shape="id9" draw:start-glue-point="2" draw:end-shape="id10" draw:end-glue-point="3" svg:d="M18215 4232v2667h581" svg:viewBox="0 0 582 2668">
          <text:p/>
        </draw:connector>
        <draw:connector draw:style-name="gr8" draw:text-style-name="P7" draw:layer="layout" svg:x1="24.203cm" svg:y1="4.232cm" svg:x2="23.622cm" svg:y2="6.899cm" draw:start-shape="id8" draw:start-glue-point="2" draw:end-shape="id10" draw:end-glue-point="1" svg:d="M24203 4232v2667h-581" svg:viewBox="0 0 582 2668">
          <text:p/>
        </draw:connector>
        <draw:connector draw:style-name="gr8" draw:text-style-name="P7" draw:layer="layout" svg:x1="18.796cm" svg:y1="9.693cm" svg:x2="10.922cm" svg:y2="11.695cm" draw:start-shape="id11" draw:start-glue-point="3" draw:end-shape="id12" draw:end-glue-point="1" svg:d="M18796 9693h-3937v2002h-3937" svg:viewBox="0 0 7875 2003">
          <text:p/>
        </draw:connector>
        <draw:connector draw:style-name="gr8" draw:text-style-name="P7" draw:layer="layout" svg:x1="7.366cm" svg:y1="12.33cm" svg:x2="7.339cm" svg:y2="13.238cm" draw:start-shape="id12" draw:start-glue-point="2" draw:end-shape="id13" draw:end-glue-point="0" svg:d="M7366 12330v454h-27v454" svg:viewBox="0 0 28 909">
          <text:p/>
        </draw:connector>
        <draw:custom-shape draw:style-name="gr9" draw:text-style-name="P10" draw:layer="layout" svg:width="12.954cm" svg:height="16.002cm" svg:x="0.254cm" svg:y="0.254cm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9">Robot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2.954cm" svg:height="16.002cm" svg:x="14.054cm" svg:y="0.254cm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9">Remote Computer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805cm" svg:height="0.729cm" svg:x="7.101cm" svg:y="9.552cm">
          <draw:text-box>
            <text:p><text:span text:style-name="T2">UDP Socket</text:span></text:p>
          </draw:text-box>
        </draw:frame>
        <draw:frame draw:style-name="gr10" draw:text-style-name="P11" draw:layer="layout" svg:width="2.805cm" svg:height="0.729cm" svg:x="18.302cm" svg:y="1.853cm">
          <draw:text-box>
            <text:p><text:span text:style-name="T2">UDP Socket</text:span></text:p>
          </draw:text-box>
        </draw:frame>
        <draw:frame draw:style-name="gr10" draw:text-style-name="P11" draw:layer="layout" svg:width="2.805cm" svg:height="0.729cm" svg:x="15.203cm" svg:y="9.154cm">
          <draw:text-box>
            <text:p><text:span text:style-name="T2">UDP Socke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10:55:14.642932062</meta:creation-date>
    <dc:date>2016-11-09T11:17:49.371959032</dc:date>
    <meta:editing-duration>PT22M34S</meta:editing-duration>
    <meta:editing-cycles>3</meta:editing-cycles>
    <meta:generator>LibreOffice/5.2.3.2$Linux_X86_64 LibreOffice_project/20m0$Build-2</meta:generator>
    <meta:document-statistic meta:object-count="53"/>
  </office:meta>
</office:document-meta>
</file>